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adornments="Standard" style:font-family-generic="swiss"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style:style style:name="ce1" style:family="table-cell" style:parent-style-name="Heading" style:data-style-name="N36"/>
    <style:style style:name="ce2" style:family="table-cell" style:parent-style-name="Default" style:data-style-name="N36"/>
    <style:style style:name="ce3" style:family="table-cell" style:parent-style-name="Heading" style:data-style-name="N40"/>
    <style:style style:name="ce4" style:family="table-cell" style:parent-style-name="Default" style:data-style-name="N40"/>
  </office:automatic-styles>
  <office:body>
    <office:spreadsheet>
      <table:table table:name="Metadaten-Text" table:style-name="ta1" table:print="false">
table:style-name="ta1" table:print="false"&gt;
    <table:table-column table:style-name="co1" table:visibility="collapse"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4" table:default-cell-style-name="Default"/>
    <table:table-column table:style-name="co3" table:default-cell-style-name="Default"/>
    <table:table-column table:style-name="co4" table:default-cell-style-name="Default"/>
    <table:table-column table:style-name="co4" table:default-cell-style-name="Default"/>
    <table:table-column table:style-name="co4" table:default-cell-style-name="Default"/>
    <table:table-column table:style-name="co4" table:default-cell-style-name="Default"/>
    <table:table-column table:style-name="co4" table:default-cell-style-name="Default"/>
    <table:table-row table:style-name="ro1" table:visibility="collapse">
     <table:table-cell table:style-name="Heading" office:value-type="string">
      <text:p>ID</text:p>
     </table:table-cell>
     <table:table-cell table:style-name="Heading" office:value-type="string">
      <text:p>Titl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Notes</text:p>
     </table:table-cell>
     <table:table-cell table:style-name="Heading" office:value-type="string">
      <text:p>Tags</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ac5</text:p>
     </table:table-cell>

     <table:table-cell table:style-name="Heading" table:number-columns-repeated="1003"/>
    </table:table-row>
   <table:table-row table:style-name="ro2">
     <table:table-cell office:value-type="string">
      <text:p>ch6</text:p>
     </table:table-cell>
     <table:table-cell office:value-type="string">
      <text:p>Chapter 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15</text:p>
     </table:table-cell>
     <table:table-cell office:value-type="string">
      <text:p>New Scene (ID15)</text:p>
     </table:table-cell>
     <table:table-cell office:value-type="string">
      <text:p/>
     </table:table-cell>
     <table:table-cell office:value-type="string">
      <text:p/>
     </table:table-cell>
     <table:table-cell office:value-type="string">
      <text:p>Description of the first section.</text:p>
     </table:table-cell>
     <table:table-cell office:value-type="string">
      <text:p/>
     </table:table-cell>
     <table:table-cell office:value-type="string">
      <text:p/>
     </table:table-cell>
     <table:table-cell office:value-type="string">
      <text:p>Notes on the first section.</text:p>
     </table:table-cell>
     <table:table-cell office:value-type="string">
      <text:p>Tag1</text:p>
     </table:table-cell>
     <table:table-cell office:value-type="string">
      <text:p>Goal in the first section.</text:p>
     </table:table-cell>
     <table:table-cell office:value-type="string">
      <text:p>Conflict in the first section.</text:p>
     </table:table-cell>
     <table:table-cell office:value-type="string">
      <text:p>Outcome in the first section.</text:p>
     </table:table-cell>
     <table:table-cell office:value-type="string">
      <text:p>A-Storyline: Plot line Notes on the first section.</text:p>
     </table:table-cell>

    </table:table-row>
   <table:table-row table:style-name="ro2">
     <table:table-cell office:value-type="string">
      <text:p>sc16</text:p>
     </table:table-cell>
     <table:table-cell office:value-type="string">
      <text:p>New Scene (ID1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h9</text:p>
     </table:table-cell>
     <table:table-cell office:value-type="string">
      <text:p>Chapter 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17</text:p>
     </table:table-cell>
     <table:table-cell office:value-type="string">
      <text:p>New Scene (ID1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18</text:p>
     </table:table-cell>
     <table:table-cell office:value-type="string">
      <text:p>New Scene (ID1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h7</text:p>
     </table:table-cell>
     <table:table-cell office:value-type="string">
      <text:p>Chapter 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19</text:p>
     </table:table-cell>
     <table:table-cell office:value-type="string">
      <text:p>New Scene (ID1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20</text:p>
     </table:table-cell>
     <table:table-cell office:value-type="string">
      <text:p>New Scene (ID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h10</text:p>
     </table:table-cell>
     <table:table-cell office:value-type="string">
      <text:p>Chapter 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21</text:p>
     </table:table-cell>
     <table:table-cell office:value-type="string">
      <text:p>New Scene (ID2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22</text:p>
     </table:table-cell>
     <table:table-cell office:value-type="string">
      <text:p>New Scene (ID2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h8</text:p>
     </table:table-cell>
     <table:table-cell office:value-type="string">
      <text:p>Chapter 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25</text:p>
     </table:table-cell>
     <table:table-cell office:value-type="string">
      <text:p>New Scene (ID2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23</text:p>
     </table:table-cell>
     <table:table-cell office:value-type="string">
      <text:p>New Scene (ID23)</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h11</text:p>
     </table:table-cell>
     <table:table-cell office:value-type="string">
      <text:p>Chapter 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24</text:p>
     </table:table-cell>
     <table:table-cell office:value-type="string">
      <text:p>New Scene (ID24)</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26</text:p>
     </table:table-cell>
     <table:table-cell office:value-type="string">
      <text:p>New Scene (ID26)</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h12</text:p>
     </table:table-cell>
     <table:table-cell office:value-type="string">
      <text:p>Chapter 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sc27</text:p>
     </table:table-cell>
     <table:table-cell office:value-type="string">
      <text:p>New Scene (ID27)</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28</text:p>
     </table:table-cell>
     <table:table-cell office:value-type="string">
      <text:p>New Scene (ID28)</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sc29</text:p>
     </table:table-cell>
     <table:table-cell office:value-type="string">
      <text:p>New Scene (ID29)</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row table:style-name="ro2">
     <table:table-cell office:value-type="string">
      <text:p>cr1</text:p>
     </table:table-cell>
     <table:table-cell office:value-type="string">
      <text:p>Huey</text:p>
     </table:table-cell>
     <table:table-cell office:value-type="string">
      <text:p>Huey Smith</text:p>
     </table:table-cell>
     <table:table-cell office:value-type="string">
      <text:p>Zoomer</text:p>
     </table:table-cell>
     <table:table-cell office:value-type="string">
      <text:p>Huey's description</text:p>
     </table:table-cell>
     <table:table-cell office:value-type="string">
      <text:p>Huey's Bio</text:p>
     </table:table-cell>
     <table:table-cell office:value-type="string">
      <text:p>Huey's Goals</text:p>
     </table:table-cell>
     <table:table-cell office:value-type="string">
      <text:p/>
     </table:table-cell>
     <table:table-cell office:value-type="string">
      <text:p>Nephew</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cr2</text:p>
     </table:table-cell>
     <table:table-cell office:value-type="string">
      <text:p>Louey</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Nephew</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cr3</text:p>
     </table:table-cell>
     <table:table-cell office:value-type="string">
      <text:p>Dewey</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Nephew</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lc1</text:p>
     </table:table-cell>
     <table:table-cell office:value-type="string">
      <text:p>At home</text:p>
     </table:table-cell>
     <table:table-cell office:value-type="string">
      <text:p/>
     </table:table-cell>
     <table:table-cell office:value-type="string">
      <text:p>My castle</text:p>
     </table:table-cell>
     <table:table-cell office:value-type="string">
      <text:p>A cozy place.</text:p>
     </table:table-cell>
     <table:table-cell office:value-type="string">
      <text:p/>
     </table:table-cell>
     <table:table-cell office:value-type="string">
      <text:p/>
     </table:table-cell>
     <table:table-cell office:value-type="string">
      <text:p/>
     </table:table-cell>
     <table:table-cell office:value-type="string">
      <text:p>Safe space</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it1</text:p>
     </table:table-cell>
     <table:table-cell office:value-type="string">
      <text:p>Electric drill</text:p>
     </table:table-cell>
     <table:table-cell office:value-type="string">
      <text:p/>
     </table:table-cell>
     <table:table-cell office:value-type="string">
      <text:p>DeWalter</text:p>
     </table:table-cell>
     <table:table-cell office:value-type="string">
      <text:p>A handy tool.</text:p>
     </table:table-cell>
     <table:table-cell office:value-type="string">
      <text:p/>
     </table:table-cell>
     <table:table-cell office:value-type="string">
      <text:p/>
     </table:table-cell>
     <table:table-cell office:value-type="string">
      <text:p/>
     </table:table-cell>
     <table:table-cell office:value-type="string">
      <text:p>Tool</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c5</text:p>
     </table:table-cell>
     <table:table-cell office:value-type="string">
      <text:p>A-Storyline</text:p>
     </table:table-cell>
     <table:table-cell office:value-type="string">
      <text:p/>
     </table:table-cell>
     <table:table-cell office:value-type="string">
      <text:p/>
     </table:table-cell>
     <table:table-cell office:value-type="string">
      <text:p>Applying the pattern as described in "The 1-3-5 Story Structure Made Simple" by Donna Michelle Anderso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1</text:p>
     </table:table-cell>
     <table:table-cell office:value-type="string">
      <text:p>The Setup</text:p>
     </table:table-cell>
     <table:table-cell office:value-type="string">
      <text:p/>
     </table:table-cell>
     <table:table-cell office:value-type="string">
      <text:p/>
     </table:table-cell>
     <table:table-cell office:value-type="string">
      <text:p>First, establish the normal existence and expectations of your Main Character - but only enough to give context and meaning to the Unexpected Change that is about to occur.</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2</text:p>
     </table:table-cell>
     <table:table-cell office:value-type="string">
      <text:p>The Unexpected Change</text:p>
     </table:table-cell>
     <table:table-cell office:value-type="string">
      <text:p/>
     </table:table-cell>
     <table:table-cell office:value-type="string">
      <text:p/>
     </table:table-cell>
     <table:table-cell office:value-type="string">
      <text:p>Next, a single event must occur that upsets your Main Character’s expectations and experience of normal life and launches his or her journey.</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3</text:p>
     </table:table-cell>
     <table:table-cell office:value-type="string">
      <text:p>The Rejection</text:p>
     </table:table-cell>
     <table:table-cell office:value-type="string">
      <text:p/>
     </table:table-cell>
     <table:table-cell office:value-type="string">
      <text:p/>
     </table:table-cell>
     <table:table-cell office:value-type="string">
      <text:p>"I don't want" - No one likes or accepts change in the instant it happens! Your Main Character now must exert the least possible effort to restore life to exactly the way it was befor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4</text:p>
     </table:table-cell>
     <table:table-cell office:value-type="string">
      <text:p>The Commitment</text:p>
     </table:table-cell>
     <table:table-cell office:value-type="string">
      <text:p/>
     </table:table-cell>
     <table:table-cell office:value-type="string">
      <text:p/>
     </table:table-cell>
     <table:table-cell office:value-type="string">
      <text:p>Your main character eventually accepts that the Unexpected Change is not going to go away and commits to reluctantly struggling through this new lif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5</text:p>
     </table:table-cell>
     <table:table-cell office:value-type="string">
      <text:p>The Reversal</text:p>
     </table:table-cell>
     <table:table-cell office:value-type="string">
      <text:p/>
     </table:table-cell>
     <table:table-cell office:value-type="string">
      <text:p/>
     </table:table-cell>
     <table:table-cell office:value-type="string">
      <text:p>Halfway through your script, your Main Character must fully embrace the Unexpected Change for purely self-serving reason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6</text:p>
     </table:table-cell>
     <table:table-cell office:value-type="string">
      <text:p>The Embrace</text:p>
     </table:table-cell>
     <table:table-cell office:value-type="string">
      <text:p/>
     </table:table-cell>
     <table:table-cell office:value-type="string">
      <text:p/>
     </table:table-cell>
     <table:table-cell office:value-type="string">
      <text:p>"I DO want" - The Embrace is best seen, not heard.  In a comedy, it is typically a montage to a hot track.  In romance, it is typically a love scene.  In action, it is typically a high-energy action sequence with the Main Character in full control and engagement.  Keep dialogue to a minimum!</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7</text:p>
     </table:table-cell>
     <table:table-cell office:value-type="string">
      <text:p>The Return Of The Main Opponent</text:p>
     </table:table-cell>
     <table:table-cell office:value-type="string">
      <text:p/>
     </table:table-cell>
     <table:table-cell office:value-type="string">
      <text:p/>
     </table:table-cell>
     <table:table-cell office:value-type="string">
      <text:p>Now that your Main Character embraces his or her new life, it is time to surprise him or her with a significant obstacle - which is always the Main Opponent with newly heightened power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8</text:p>
     </table:table-cell>
     <table:table-cell office:value-type="string">
      <text:p>The Escalation</text:p>
     </table:table-cell>
     <table:table-cell office:value-type="string">
      <text:p/>
     </table:table-cell>
     <table:table-cell office:value-type="string">
      <text:p/>
     </table:table-cell>
     <table:table-cell office:value-type="string">
      <text:p>The entire second half of your script will feature an increasingly focused and escalating duel between your Main Character and the Main Opponen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9</text:p>
     </table:table-cell>
     <table:table-cell office:value-type="string">
      <text:p>The Final Battle</text:p>
     </table:table-cell>
     <table:table-cell office:value-type="string">
      <text:p/>
     </table:table-cell>
     <table:table-cell office:value-type="string">
      <text:p/>
     </table:table-cell>
     <table:table-cell office:value-type="string">
      <text:p>Ultimately, your Main Character must physically face off against the Main Opponent and fight on behalf of self and a greater caus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10</text:p>
     </table:table-cell>
     <table:table-cell office:value-type="string">
      <text:p>The Twist</text:p>
     </table:table-cell>
     <table:table-cell office:value-type="string">
      <text:p/>
     </table:table-cell>
     <table:table-cell office:value-type="string">
      <text:p/>
     </table:table-cell>
     <table:table-cell office:value-type="string">
      <text:p>To heighten jeopardy for your Main Character, you may want to add a surprise “reveal” (built on earlier hints) that further challenges, limits or weakens your Main Character during the Final Battl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11</text:p>
     </table:table-cell>
     <table:table-cell office:value-type="string">
      <text:p>Rock Bottom</text:p>
     </table:table-cell>
     <table:table-cell office:value-type="string">
      <text:p/>
     </table:table-cell>
     <table:table-cell office:value-type="string">
      <text:p/>
     </table:table-cell>
     <table:table-cell office:value-type="string">
      <text:p>At the end of the Final Battle, your Main Character must be at his or her greatest point of weakness, with no support and seemingly no way out, while your Main Opponent is at his/her/its greatest point of power.</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12</text:p>
     </table:table-cell>
     <table:table-cell office:value-type="string">
      <text:p>The Final Choice</text:p>
     </table:table-cell>
     <table:table-cell office:value-type="string">
      <text:p/>
     </table:table-cell>
     <table:table-cell office:value-type="string">
      <text:p/>
     </table:table-cell>
     <table:table-cell office:value-type="string">
      <text:p>In the last moment of the Final Battle, give your Main Character precisely the choice he or she had to make after the Unexpected Change, now with far greater consequenc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13</text:p>
     </table:table-cell>
     <table:table-cell office:value-type="string">
      <text:p>The Sacrifice</text:p>
     </table:table-cell>
     <table:table-cell office:value-type="string">
      <text:p/>
     </table:table-cell>
     <table:table-cell office:value-type="string">
      <text:p/>
     </table:table-cell>
     <table:table-cell office:value-type="string">
      <text:p>"I reluctantly give up" - Your Main Character should choose to reluctantly give up what he or she wants to become a better person and make the world a better plac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ap14</text:p>
     </table:table-cell>
     <table:table-cell office:value-type="string">
      <text:p>The Reward</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row table:style-name="ro2">
     <table:table-cell office:value-type="string">
      <text:p>pn1</text:p>
     </table:table-cell>
     <table:table-cell office:value-type="string">
      <text:p>Important project note</text:p>
     </table:table-cell>
     <table:table-cell office:value-type="string">
      <text:p/>
     </table:table-cell>
     <table:table-cell office:value-type="string">
      <text:p/>
     </table:table-cell>
     <table:table-cell office:value-type="string">
      <text:p>Never forget your goal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ArcNoteCells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adornments="Standard" style:font-family-generic="swiss"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Calibri" fo:font-size="10.5pt"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15.03.2021</text:date>, <text:time>15:34: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xlib</meta:generator>
    <dc:title>None</dc:title>
    <dc:description/>
    <dc:subject/>
    <meta:keyword/>
    <meta:initial-creator>None</meta:initial-creator>
    <dc:creator/>
    <meta:creation-date>2026-01-03T18:19:07Z</meta:creation-date>
    <dc:date/>
  </office:meta>
</office:document-meta>
</file>